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39">
            <text:p>Ta-139</text:p>
          </table:table-cell>
          <table:table-cell office:value-type="float" office:value="58.3">
            <text:p>58.3</text:p>
          </table:table-cell>
          <table:table-cell office:value-type="float" office:value="24.67">
            <text:p>24.67</text:p>
          </table:table-cell>
          <table:table-cell office:value-type="float" office:value="6870.0">
            <text:p>6870.0</text:p>
          </table:table-cell>
          <table:table-cell office:value-type="float" office:value="110.0">
            <text:p>11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Hel-2207A">
            <text:p>Hel-2207A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8080.0">
            <text:p>8080.0</text:p>
          </table:table-cell>
          <table:table-cell office:value-type="float" office:value="110.0">
            <text:p>110.0</text:p>
          </table:table-cell>
          <table:table-cell office:value-type="string" office:value="wood in woody peat">
            <text:p>wood in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3">
            <text:p>2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yvarinen1992,NirgiEtal2020,RosentauEtal2021">
            <text:p>Hyvarinen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4">
            <text:p>Ta-2784</text:p>
          </table:table-cell>
          <table:table-cell office:value-type="float" office:value="58.37">
            <text:p>58.37</text:p>
          </table:table-cell>
          <table:table-cell office:value-type="float" office:value="24.6">
            <text:p>24.6</text:p>
          </table:table-cell>
          <table:table-cell office:value-type="float" office:value="9170.0">
            <text:p>917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63">
            <text:p>4.63</text:p>
          </table:table-cell>
          <table:table-cell office:value-type="float" office:value="0.7071774883294858">
            <text:p>0.7071774883294858</text:p>
          </table:table-cell>
          <table:table-cell office:value-type="float" office:value="0.7071774883294858">
            <text:p>0.7071774883294858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26">
            <text:p>Ta-2826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780.0">
            <text:p>778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68">
            <text:p>2.6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KriiskaLougas2009,NirgiEtal2020,RosentauEtal2021">
            <text:p>KriiskaLougas200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28">
            <text:p>Ta-2828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030.0">
            <text:p>8030.0</text:p>
          </table:table-cell>
          <table:table-cell office:value-type="float" office:value="180.0">
            <text:p>18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72">
            <text:p>-1.72</text:p>
          </table:table-cell>
          <table:table-cell office:value-type="float" office:value="0.5385164807134505">
            <text:p>0.5385164807134505</text:p>
          </table:table-cell>
          <table:table-cell office:value-type="float" office:value="0.5385164807134505">
            <text:p>0.538516480713450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9">
            <text:p>Ta-2789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8190.0">
            <text:p>819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48">
            <text:p>3.4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75">
            <text:p>Ta-175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300.0">
            <text:p>9300.0</text:p>
          </table:table-cell>
          <table:table-cell office:value-type="float" office:value="75.0">
            <text:p>75.0</text:p>
          </table:table-cell>
          <table:table-cell office:value-type="string" office:value="buried peaty soil">
            <text:p>buried peaty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0.06">
            <text:p>10.06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KesselPunning1969a,NirgiEtal2020,RosentauEtal2021">
            <text:p>KesselPunning1969a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41">
            <text:p>Ta-141</text:p>
          </table:table-cell>
          <table:table-cell office:value-type="float" office:value="58.3">
            <text:p>58.3</text:p>
          </table:table-cell>
          <table:table-cell office:value-type="float" office:value="24.67">
            <text:p>24.67</text:p>
          </table:table-cell>
          <table:table-cell office:value-type="float" office:value="6975.0">
            <text:p>6975.0</text:p>
          </table:table-cell>
          <table:table-cell office:value-type="float" office:value="110.0">
            <text:p>110.0</text:p>
          </table:table-cell>
          <table:table-cell office:value-type="string" office:value="wood in gyttja">
            <text:p>wood in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18">
            <text:p>7.1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40">
            <text:p>Ta-140</text:p>
          </table:table-cell>
          <table:table-cell office:value-type="float" office:value="58.3">
            <text:p>58.3</text:p>
          </table:table-cell>
          <table:table-cell office:value-type="float" office:value="24.67">
            <text:p>24.67</text:p>
          </table:table-cell>
          <table:table-cell office:value-type="float" office:value="7580.0">
            <text:p>7580.0</text:p>
          </table:table-cell>
          <table:table-cell office:value-type="float" office:value="170.0">
            <text:p>17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76">
            <text:p>Ta-176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575.0">
            <text:p>9575.0</text:p>
          </table:table-cell>
          <table:table-cell office:value-type="float" office:value="115.0">
            <text:p>115.0</text:p>
          </table:table-cell>
          <table:table-cell office:value-type="string" office:value="silty clay from soil processes, contains small pieces of wood and Mesol. finds">
            <text:p>silty clay from soil processes, contains small pieces of wood and Mesol. fin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46">
            <text:p>9.46</text:p>
          </table:table-cell>
          <table:table-cell office:value-type="float" office:value="0.5015974481593781">
            <text:p>0.5015974481593781</text:p>
          </table:table-cell>
          <table:table-cell office:value-type="float" office:value="0.5015974481593781">
            <text:p>0.5015974481593781</text:p>
          </table:table-cell>
          <table:table-cell office:value-type="string" office:value="KesselPunning1969a,NirgiEtal2020,RosentauEtal2021">
            <text:p>KesselPunning1969a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Hel-2207B">
            <text:p>Hel-2207B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8060.0">
            <text:p>8060.0</text:p>
          </table:table-cell>
          <table:table-cell office:value-type="float" office:value="110.0">
            <text:p>110.0</text:p>
          </table:table-cell>
          <table:table-cell office:value-type="string" office:value="wood in woody peat">
            <text:p>wood in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3">
            <text:p>2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yvarinen1992,NirgiEtal2020,RosentauEtal2021">
            <text:p>Hyvarinen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3">
            <text:p>Ta-2783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630.0">
            <text:p>763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51">
            <text:p>3.51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986">
            <text:p>Ta-1986</text:p>
          </table:table-cell>
          <table:table-cell office:value-type="float" office:value="58.4">
            <text:p>58.4</text:p>
          </table:table-cell>
          <table:table-cell office:value-type="float" office:value="24.74">
            <text:p>24.74</text:p>
          </table:table-cell>
          <table:table-cell office:value-type="float" office:value="5790.0">
            <text:p>5790.0</text:p>
          </table:table-cell>
          <table:table-cell office:value-type="float" office:value="80.0">
            <text:p>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2.18">
            <text:p>12.1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OrruEtal1992,NirgiEtal2020,RosentauEtal2021">
            <text:p>OrruEtal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Hel-2207">
            <text:p>Hel-2207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610.0">
            <text:p>7610.0</text:p>
          </table:table-cell>
          <table:table-cell office:value-type="float" office:value="100.0">
            <text:p>100.0</text:p>
          </table:table-cell>
          <table:table-cell office:value-type="string" office:value="humus in woody peat">
            <text:p>humus in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3">
            <text:p>2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yvarinen1992,NirgiEtal2020,RosentauEtal2021">
            <text:p>Hyvarinen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45">
            <text:p>Ta-245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600.0">
            <text:p>9600.0</text:p>
          </table:table-cell>
          <table:table-cell office:value-type="float" office:value="120.0">
            <text:p>120.0</text:p>
          </table:table-cell>
          <table:table-cell office:value-type="string" office:value="silty clay from soil processes, contains small pieces of wood and Mesol. finds">
            <text:p>silty clay from soil processes, contains small pieces of wood and Mesol. fin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46">
            <text:p>9.46</text:p>
          </table:table-cell>
          <table:table-cell office:value-type="float" office:value="0.5015974481593781">
            <text:p>0.5015974481593781</text:p>
          </table:table-cell>
          <table:table-cell office:value-type="float" office:value="0.5015974481593781">
            <text:p>0.5015974481593781</text:p>
          </table:table-cell>
          <table:table-cell office:value-type="string" office:value="PunningEtal1971,NirgiEtal2020,RosentauEtal2021">
            <text:p>PunningEtal197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547">
            <text:p>Ta-2547</text:p>
          </table:table-cell>
          <table:table-cell office:value-type="float" office:value="58.38">
            <text:p>58.38</text:p>
          </table:table-cell>
          <table:table-cell office:value-type="float" office:value="24.61">
            <text:p>24.61</text:p>
          </table:table-cell>
          <table:table-cell office:value-type="float" office:value="9575.0">
            <text:p>9575.0</text:p>
          </table:table-cell>
          <table:table-cell office:value-type="float" office:value="90.0">
            <text:p>90.0</text:p>
          </table:table-cell>
          <table:table-cell office:value-type="string" office:value="buried woody fen peat">
            <text:p>buried woody 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38">
            <text:p>5.38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548">
            <text:p>Ta-2548</text:p>
          </table:table-cell>
          <table:table-cell office:value-type="float" office:value="58.38">
            <text:p>58.38</text:p>
          </table:table-cell>
          <table:table-cell office:value-type="float" office:value="24.62">
            <text:p>24.62</text:p>
          </table:table-cell>
          <table:table-cell office:value-type="float" office:value="7030.0">
            <text:p>7030.0</text:p>
          </table:table-cell>
          <table:table-cell office:value-type="float" office:value="120.0">
            <text:p>120.0</text:p>
          </table:table-cell>
          <table:table-cell office:value-type="string" office:value="buried organic matter">
            <text:p>buried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96">
            <text:p>6.96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6">
            <text:p>Ta-2786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8210.0">
            <text:p>8210.0</text:p>
          </table:table-cell>
          <table:table-cell office:value-type="float" office:value="80.0">
            <text:p>8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43">
            <text:p>3.43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36">
            <text:p>Ta-2736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980.0">
            <text:p>7980.0</text:p>
          </table:table-cell>
          <table:table-cell office:value-type="float" office:value="100.0">
            <text:p>10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83">
            <text:p>4.83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990">
            <text:p>Ta-1990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2320.0">
            <text:p>2320.0</text:p>
          </table:table-cell>
          <table:table-cell office:value-type="float" office:value="100.0">
            <text:p>100.0</text:p>
          </table:table-cell>
          <table:table-cell office:value-type="string" office:value="peat bog">
            <text:p>peat b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68">
            <text:p>1.6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OrruEtal1992,NirgiEtal2020,RosentauEtal2021">
            <text:p>OrruEtal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33">
            <text:p>Ta-133</text:p>
          </table:table-cell>
          <table:table-cell office:value-type="float" office:value="58.38">
            <text:p>58.38</text:p>
          </table:table-cell>
          <table:table-cell office:value-type="float" office:value="24.61">
            <text:p>24.61</text:p>
          </table:table-cell>
          <table:table-cell office:value-type="float" office:value="7215.0">
            <text:p>7215.0</text:p>
          </table:table-cell>
          <table:table-cell office:value-type="float" office:value="90.0">
            <text:p>90.0</text:p>
          </table:table-cell>
          <table:table-cell office:value-type="string" office:value="buried peat">
            <text:p>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essel1975,PunningEtal1977,NirgiEtal2020,RosentauEtal2021">
            <text:p>Kessel1975,PunningEtal197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5">
            <text:p>Ta-2785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300.0">
            <text:p>7300.0</text:p>
          </table:table-cell>
          <table:table-cell office:value-type="float" office:value="150.0">
            <text:p>1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88">
            <text:p>4.8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7">
            <text:p>Ta-2787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8250.0">
            <text:p>825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41">
            <text:p>3.41</text:p>
          </table:table-cell>
          <table:table-cell office:value-type="float" office:value="0.5008991914547277">
            <text:p>0.5008991914547277</text:p>
          </table:table-cell>
          <table:table-cell office:value-type="float" office:value="0.5008991914547277">
            <text:p>0.5008991914547277</text:p>
          </table:table-cell>
          <table:table-cell office:value-type="string" office:value="KriiskaEtal2002,NirgiEtal2020,RosentauEtal2021">
            <text:p>KriiskaEtal200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Hel-2206B">
            <text:p>Hel-2206B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290.0">
            <text:p>9290.0</text:p>
          </table:table-cell>
          <table:table-cell office:value-type="float" office:value="120.0">
            <text:p>120.0</text:p>
          </table:table-cell>
          <table:table-cell office:value-type="string" office:value="soil, SOL">
            <text:p>soil, SO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18">
            <text:p>9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ilaRaukas1992,NirgiEtal2020,RosentauEtal2021">
            <text:p>HailaRaukas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88">
            <text:p>Ta-2788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8035.0">
            <text:p>8035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83">
            <text:p>4.83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37">
            <text:p>Ta-2737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780.0">
            <text:p>7780.0</text:p>
          </table:table-cell>
          <table:table-cell office:value-type="float" office:value="120.0">
            <text:p>12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48">
            <text:p>3.4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34">
            <text:p>Ta-134</text:p>
          </table:table-cell>
          <table:table-cell office:value-type="float" office:value="58.38">
            <text:p>58.38</text:p>
          </table:table-cell>
          <table:table-cell office:value-type="float" office:value="24.61">
            <text:p>24.61</text:p>
          </table:table-cell>
          <table:table-cell office:value-type="float" office:value="4975.0">
            <text:p>4975.0</text:p>
          </table:table-cell>
          <table:table-cell office:value-type="float" office:value="100.0">
            <text:p>100.0</text:p>
          </table:table-cell>
          <table:table-cell office:value-type="string" office:value="wood at upper suurface of buried peat">
            <text:p>wood at upper suurface of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PunningEtal1977,NirgiEtal2020,RosentauEtal2021">
            <text:p>PunningEtal197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69">
            <text:p>Ta-2769</text:p>
          </table:table-cell>
          <table:table-cell office:value-type="float" office:value="58.37">
            <text:p>58.37</text:p>
          </table:table-cell>
          <table:table-cell office:value-type="float" office:value="24.6">
            <text:p>24.6</text:p>
          </table:table-cell>
          <table:table-cell office:value-type="float" office:value="8035.0">
            <text:p>8035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18">
            <text:p>4.1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KriiskaEtal2002,NirgiEtal2020,RosentauEtal2021">
            <text:p>KriiskaEtal200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774">
            <text:p>Ta-2774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870.0">
            <text:p>787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.48">
            <text:p>3.4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183">
            <text:p>Ta-183</text:p>
          </table:table-cell>
          <table:table-cell office:value-type="float" office:value="58.28">
            <text:p>58.28</text:p>
          </table:table-cell>
          <table:table-cell office:value-type="float" office:value="24.09">
            <text:p>24.09</text:p>
          </table:table-cell>
          <table:table-cell office:value-type="float" office:value="5950.0">
            <text:p>5950.0</text:p>
          </table:table-cell>
          <table:table-cell office:value-type="float" office:value="60.0">
            <text:p>6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8.68">
            <text:p>8.6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Hel-2206A">
            <text:p>Hel-2206A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620.0">
            <text:p>9620.0</text:p>
          </table:table-cell>
          <table:table-cell office:value-type="float" office:value="120.0">
            <text:p>120.0</text:p>
          </table:table-cell>
          <table:table-cell office:value-type="string" office:value="soil, INS">
            <text:p>soil, 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18">
            <text:p>9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ilaRaukas1992,NirgiEtal2020,RosentauEtal2021">
            <text:p>HailaRaukas1992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56808">
            <text:p>Beta-456808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510.0">
            <text:p>7510.0</text:p>
          </table:table-cell>
          <table:table-cell office:value-type="float" office:value="30.0">
            <text:p>30.0</text:p>
          </table:table-cell>
          <table:table-cell office:value-type="string" office:value="terrestial seeds in buried peat">
            <text:p>terrestial seeds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68">
            <text:p>-3.68</text:p>
          </table:table-cell>
          <table:table-cell office:value-type="float" office:value="0.5035871324805669">
            <text:p>0.5035871324805669</text:p>
          </table:table-cell>
          <table:table-cell office:value-type="float" office:value="0.5035871324805669">
            <text:p>0.5035871324805669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Parnu-03">
            <text:p>Parnu-03</text:p>
          </table:table-cell>
          <table:table-cell office:value-type="float" office:value="58.38">
            <text:p>58.38</text:p>
          </table:table-cell>
          <table:table-cell office:value-type="float" office:value="24.62">
            <text:p>24.62</text:p>
          </table:table-cell>
          <table:table-cell office:value-type="float" office:value="10200.0">
            <text:p>10200.0</text:p>
          </table:table-cell>
          <table:table-cell office:value-type="float" office:value="100.0">
            <text:p>100.0</text:p>
          </table:table-cell>
          <table:table-cell office:value-type="string" office:value="highest Ancylus Lake shoreline">
            <text:p>highest Ancylus Lake shoreline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38">
            <text:p>12.3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arseEtal2003,NirgiEtal2020,RosentauEtal2021">
            <text:p>SaarseEtal2003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41">
            <text:p>Ta-2841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800.0">
            <text:p>7800.0</text:p>
          </table:table-cell>
          <table:table-cell office:value-type="float" office:value="150.0">
            <text:p>150.0</text:p>
          </table:table-cell>
          <table:table-cell office:value-type="string" office:value="wood in sandy peat">
            <text:p>wood in san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12">
            <text:p>-3.1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40">
            <text:p>Ta-2840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730.0">
            <text:p>773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92">
            <text:p>-2.9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4">
            <text:p>Ta-284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285.0">
            <text:p>9285.0</text:p>
          </table:table-cell>
          <table:table-cell office:value-type="float" office:value="120.0">
            <text:p>12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48">
            <text:p>9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IlvesEtal1974,NirgiEtal2020,RosentauEtal2021">
            <text:p>IlvesEtal1974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9">
            <text:p>Ta-2839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560.0">
            <text:p>7560.0</text:p>
          </table:table-cell>
          <table:table-cell office:value-type="float" office:value="150.0">
            <text:p>150.0</text:p>
          </table:table-cell>
          <table:table-cell office:value-type="string" office:value="wood in sandy peat">
            <text:p>wood in san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2">
            <text:p>-2.7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8">
            <text:p>Ta-2838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743.0">
            <text:p>7743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52">
            <text:p>-2.5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7">
            <text:p>Ta-2837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570.0">
            <text:p>757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2">
            <text:p>-2.1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6">
            <text:p>Ta-2836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7175.0">
            <text:p>7175.0</text:p>
          </table:table-cell>
          <table:table-cell office:value-type="float" office:value="100.0">
            <text:p>10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7">
            <text:p>-0.87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5">
            <text:p>Ta-2835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440.0">
            <text:p>744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57">
            <text:p>-4.57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42">
            <text:p>Ta-2842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8320.0">
            <text:p>832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32">
            <text:p>-3.3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4">
            <text:p>Ta-2834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610.0">
            <text:p>7610.0</text:p>
          </table:table-cell>
          <table:table-cell office:value-type="float" office:value="180.0">
            <text:p>18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27">
            <text:p>-4.27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2">
            <text:p>Ta-2832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580.0">
            <text:p>7580.0</text:p>
          </table:table-cell>
          <table:table-cell office:value-type="float" office:value="120.0">
            <text:p>12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92">
            <text:p>-2.9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397976">
            <text:p>Beta-397976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3510.0">
            <text:p>3510.0</text:p>
          </table:table-cell>
          <table:table-cell office:value-type="float" office:value="30.0">
            <text:p>3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58">
            <text:p>4.5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04516">
            <text:p>Beta-404516</text:p>
          </table:table-cell>
          <table:table-cell office:value-type="float" office:value="58.27">
            <text:p>58.27</text:p>
          </table:table-cell>
          <table:table-cell office:value-type="float" office:value="24.69">
            <text:p>24.69</text:p>
          </table:table-cell>
          <table:table-cell office:value-type="float" office:value="7150.0">
            <text:p>7150.0</text:p>
          </table:table-cell>
          <table:table-cell office:value-type="float" office:value="30.0">
            <text:p>30.0</text:p>
          </table:table-cell>
          <table:table-cell office:value-type="string" office:value="cultural layer">
            <text:p>cultural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28">
            <text:p>8.2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1">
            <text:p>Ta-2831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420.0">
            <text:p>842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72">
            <text:p>-2.7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Parnu-02">
            <text:p>Parnu-02</text:p>
          </table:table-cell>
          <table:table-cell office:value-type="float" office:value="58.38">
            <text:p>58.38</text:p>
          </table:table-cell>
          <table:table-cell office:value-type="float" office:value="24.62">
            <text:p>24.62</text:p>
          </table:table-cell>
          <table:table-cell office:value-type="float" office:value="7300.0">
            <text:p>7300.0</text:p>
          </table:table-cell>
          <table:table-cell office:value-type="float" office:value="150.0">
            <text:p>150.0</text:p>
          </table:table-cell>
          <table:table-cell office:value-type="string" office:value="highest Litorina Sea shoreline">
            <text:p>highest Litorina Sea shoreline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88">
            <text:p>9.8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arseEtal2003,NirgiEtal2020,RosentauEtal2021">
            <text:p>SaarseEtal2003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56806">
            <text:p>Beta-456806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540.0">
            <text:p>7540.0</text:p>
          </table:table-cell>
          <table:table-cell office:value-type="float" office:value="30.0">
            <text:p>30.0</text:p>
          </table:table-cell>
          <table:table-cell office:value-type="string" office:value="seeds of terrestial plants in buried peat">
            <text:p>seeds of terrestial plants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12">
            <text:p>-2.1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56807">
            <text:p>Beta-456807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860.0">
            <text:p>7860.0</text:p>
          </table:table-cell>
          <table:table-cell office:value-type="float" office:value="30.0">
            <text:p>30.0</text:p>
          </table:table-cell>
          <table:table-cell office:value-type="string" office:value="terrestial seeds in buried peat">
            <text:p>terrestial seeds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04">
            <text:p>-3.04</text:p>
          </table:table-cell>
          <table:table-cell office:value-type="float" office:value="0.5166236541235796">
            <text:p>0.5166236541235796</text:p>
          </table:table-cell>
          <table:table-cell office:value-type="float" office:value="0.5166236541235796">
            <text:p>0.5166236541235796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56809">
            <text:p>Beta-456809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390.0">
            <text:p>8390.0</text:p>
          </table:table-cell>
          <table:table-cell office:value-type="float" office:value="30.0">
            <text:p>30.0</text:p>
          </table:table-cell>
          <table:table-cell office:value-type="string" office:value="wood in buried peat">
            <text:p>wood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12">
            <text:p>-5.12</text:p>
          </table:table-cell>
          <table:table-cell office:value-type="float" office:value="0.722841614740048">
            <text:p>0.722841614740048</text:p>
          </table:table-cell>
          <table:table-cell office:value-type="float" office:value="0.722841614740048">
            <text:p>0.722841614740048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3">
            <text:p>Ta-2833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250.0">
            <text:p>725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15">
            <text:p>-3.15</text:p>
          </table:table-cell>
          <table:table-cell office:value-type="float" office:value="0.5166236541235796">
            <text:p>0.5166236541235796</text:p>
          </table:table-cell>
          <table:table-cell office:value-type="float" office:value="0.5166236541235796">
            <text:p>0.5166236541235796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317861">
            <text:p>Beta-317861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240.0">
            <text:p>7240.0</text:p>
          </table:table-cell>
          <table:table-cell office:value-type="float" office:value="40.0">
            <text:p>40.0</text:p>
          </table:table-cell>
          <table:table-cell office:value-type="string" office:value="elk antler">
            <text:p>elk antl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2">
            <text:p>-0.7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onuks2016,NirgiEtal2020,RosentauEtal2021">
            <text:p>Jonuks2016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43">
            <text:p>Ta-2843</text:p>
          </table:table-cell>
          <table:table-cell office:value-type="float" office:value="58.36">
            <text:p>58.36</text:p>
          </table:table-cell>
          <table:table-cell office:value-type="float" office:value="24.59">
            <text:p>24.59</text:p>
          </table:table-cell>
          <table:table-cell office:value-type="float" office:value="8570.0">
            <text:p>857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52">
            <text:p>-3.52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944">
            <text:p>Ta-2944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400.0">
            <text:p>740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68">
            <text:p>2.6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66">
            <text:p>Tln-66</text:p>
          </table:table-cell>
          <table:table-cell office:value-type="float" office:value="58.43">
            <text:p>58.43</text:p>
          </table:table-cell>
          <table:table-cell office:value-type="float" office:value="24.62">
            <text:p>24.62</text:p>
          </table:table-cell>
          <table:table-cell office:value-type="float" office:value="8480.0">
            <text:p>8480.0</text:p>
          </table:table-cell>
          <table:table-cell office:value-type="float" office:value="90.0">
            <text:p>9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79">
            <text:p>11.79</text:p>
          </table:table-cell>
          <table:table-cell office:value-type="float" office:value="0.5080354318352215">
            <text:p>0.5080354318352215</text:p>
          </table:table-cell>
          <table:table-cell office:value-type="float" office:value="0.5080354318352215">
            <text:p>0.5080354318352215</text:p>
          </table:table-cell>
          <table:table-cell office:value-type="string" office:value="KesselPunning1974,NirgiEtal2020,RosentauEtal2021">
            <text:p>KesselPunning1974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2603">
            <text:p>Tln-2603</text:p>
          </table:table-cell>
          <table:table-cell office:value-type="float" office:value="58.38">
            <text:p>58.38</text:p>
          </table:table-cell>
          <table:table-cell office:value-type="float" office:value="24.62">
            <text:p>24.62</text:p>
          </table:table-cell>
          <table:table-cell office:value-type="float" office:value="7535.0">
            <text:p>7535.0</text:p>
          </table:table-cell>
          <table:table-cell office:value-type="float" office:value="80.0">
            <text:p>8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18">
            <text:p>7.1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Etal2005,NirgiEtal2020,RosentauEtal2021">
            <text:p>VeskiEtal2005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2220">
            <text:p>Tln-2220</text:p>
          </table:table-cell>
          <table:table-cell office:value-type="float" office:value="58.45">
            <text:p>58.45</text:p>
          </table:table-cell>
          <table:table-cell office:value-type="float" office:value="24.31">
            <text:p>24.31</text:p>
          </table:table-cell>
          <table:table-cell office:value-type="float" office:value="7560.0">
            <text:p>7560.0</text:p>
          </table:table-cell>
          <table:table-cell office:value-type="float" office:value="65.0">
            <text:p>65.0</text:p>
          </table:table-cell>
          <table:table-cell office:value-type="string" office:value="buried woody fen peat">
            <text:p>buried woody 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44">
            <text:p>8.44</text:p>
          </table:table-cell>
          <table:table-cell office:value-type="float" office:value="0.5008991914547277">
            <text:p>0.5008991914547277</text:p>
          </table:table-cell>
          <table:table-cell office:value-type="float" office:value="0.5008991914547277">
            <text:p>0.5008991914547277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994">
            <text:p>Tln-1994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725.0">
            <text:p>7725.0</text:p>
          </table:table-cell>
          <table:table-cell office:value-type="float" office:value="65.0">
            <text:p>65.0</text:p>
          </table:table-cell>
          <table:table-cell office:value-type="string" office:value="wood in woody peat">
            <text:p>wood in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3">
            <text:p>2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aukasEtal1999,NirgiEtal2020,RosentauEtal2021">
            <text:p>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993">
            <text:p>Tln-1993</text:p>
          </table:table-cell>
          <table:table-cell office:value-type="float" office:value="58.43">
            <text:p>58.43</text:p>
          </table:table-cell>
          <table:table-cell office:value-type="float" office:value="24.62">
            <text:p>24.62</text:p>
          </table:table-cell>
          <table:table-cell office:value-type="float" office:value="9340.0">
            <text:p>9340.0</text:p>
          </table:table-cell>
          <table:table-cell office:value-type="float" office:value="45.0">
            <text:p>45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79">
            <text:p>11.79</text:p>
          </table:table-cell>
          <table:table-cell office:value-type="float" office:value="0.5080354318352215">
            <text:p>0.5080354318352215</text:p>
          </table:table-cell>
          <table:table-cell office:value-type="float" office:value="0.5080354318352215">
            <text:p>0.5080354318352215</text:p>
          </table:table-cell>
          <table:table-cell office:value-type="string" office:value="RaukasEtal1999,NirgiEtal2020,RosentauEtal2021">
            <text:p>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991">
            <text:p>Tln-1991</text:p>
          </table:table-cell>
          <table:table-cell office:value-type="float" office:value="58.45">
            <text:p>58.45</text:p>
          </table:table-cell>
          <table:table-cell office:value-type="float" office:value="24.61">
            <text:p>24.61</text:p>
          </table:table-cell>
          <table:table-cell office:value-type="float" office:value="9135.0">
            <text:p>9135.0</text:p>
          </table:table-cell>
          <table:table-cell office:value-type="float" office:value="70.0">
            <text:p>70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63">
            <text:p>11.63</text:p>
          </table:table-cell>
          <table:table-cell office:value-type="float" office:value="0.5024937810560445">
            <text:p>0.5024937810560445</text:p>
          </table:table-cell>
          <table:table-cell office:value-type="float" office:value="0.5024937810560445">
            <text:p>0.5024937810560445</text:p>
          </table:table-cell>
          <table:table-cell office:value-type="string" office:value="RaukasEtal1999,NirgiEtal2020,RosentauEtal2021">
            <text:p>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691">
            <text:p>Tln-1691</text:p>
          </table:table-cell>
          <table:table-cell office:value-type="float" office:value="58.43">
            <text:p>58.43</text:p>
          </table:table-cell>
          <table:table-cell office:value-type="float" office:value="24.65">
            <text:p>24.65</text:p>
          </table:table-cell>
          <table:table-cell office:value-type="float" office:value="9125.0">
            <text:p>9125.0</text:p>
          </table:table-cell>
          <table:table-cell office:value-type="float" office:value="85.0">
            <text:p>85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18">
            <text:p>11.18</text:p>
          </table:table-cell>
          <table:table-cell office:value-type="float" office:value="0.5048762224545735">
            <text:p>0.5048762224545735</text:p>
          </table:table-cell>
          <table:table-cell office:value-type="float" office:value="0.5048762224545735">
            <text:p>0.5048762224545735</text:p>
          </table:table-cell>
          <table:table-cell office:value-type="string" office:value="RaukasEtal1999,NirgiEtal2020,RosentauEtal2021">
            <text:p>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632">
            <text:p>Tln-1632</text:p>
          </table:table-cell>
          <table:table-cell office:value-type="float" office:value="58.44">
            <text:p>58.44</text:p>
          </table:table-cell>
          <table:table-cell office:value-type="float" office:value="24.57">
            <text:p>24.57</text:p>
          </table:table-cell>
          <table:table-cell office:value-type="float" office:value="9260.0">
            <text:p>9260.0</text:p>
          </table:table-cell>
          <table:table-cell office:value-type="float" office:value="70.0">
            <text:p>70.0</text:p>
          </table:table-cell>
          <table:table-cell office:value-type="string" office:value="wood in buried soil">
            <text:p>wood in 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36">
            <text:p>11.36</text:p>
          </table:table-cell>
          <table:table-cell office:value-type="float" office:value="0.5080354318352215">
            <text:p>0.5080354318352215</text:p>
          </table:table-cell>
          <table:table-cell office:value-type="float" office:value="0.5080354318352215">
            <text:p>0.5080354318352215</text:p>
          </table:table-cell>
          <table:table-cell office:value-type="string" office:value="RaukasEtal1995,RaukasEtal1999,NirgiEtal2020,RosentauEtal2021">
            <text:p>RaukasEtal1995,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631">
            <text:p>Tln-1631</text:p>
          </table:table-cell>
          <table:table-cell office:value-type="float" office:value="58.44">
            <text:p>58.44</text:p>
          </table:table-cell>
          <table:table-cell office:value-type="float" office:value="24.57">
            <text:p>24.57</text:p>
          </table:table-cell>
          <table:table-cell office:value-type="float" office:value="9215.0">
            <text:p>9215.0</text:p>
          </table:table-cell>
          <table:table-cell office:value-type="float" office:value="70.0">
            <text:p>70.0</text:p>
          </table:table-cell>
          <table:table-cell office:value-type="string" office:value="buried soil">
            <text:p>buried soi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36">
            <text:p>11.36</text:p>
          </table:table-cell>
          <table:table-cell office:value-type="float" office:value="0.5080354318352215">
            <text:p>0.5080354318352215</text:p>
          </table:table-cell>
          <table:table-cell office:value-type="float" office:value="0.5080354318352215">
            <text:p>0.5080354318352215</text:p>
          </table:table-cell>
          <table:table-cell office:value-type="string" office:value="RaukasEtal1995,RaukasEtal1999,NirgiEtal2020,RosentauEtal2021">
            <text:p>RaukasEtal1995,RaukasEtal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ln-1187">
            <text:p>Tln-1187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7910.0">
            <text:p>7910.0</text:p>
          </table:table-cell>
          <table:table-cell office:value-type="float" office:value="90.0">
            <text:p>9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92">
            <text:p>-3.92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949">
            <text:p>Ta-949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350.0">
            <text:p>9350.0</text:p>
          </table:table-cell>
          <table:table-cell office:value-type="float" office:value="60.0">
            <text:p>6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18">
            <text:p>9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aanitsJaanits1978,NirgiEtal2020,RosentauEtal2021">
            <text:p>JaanitsJaanits197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286994">
            <text:p>Beta-286994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7040.0">
            <text:p>7040.0</text:p>
          </table:table-cell>
          <table:table-cell office:value-type="float" office:value="40.0">
            <text:p>40.0</text:p>
          </table:table-cell>
          <table:table-cell office:value-type="string" office:value="elk antler">
            <text:p>elk antl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2">
            <text:p>-0.7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Jonuks2013,NirgiEtal2020,RosentauEtal2021">
            <text:p>Jonuks2013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77">
            <text:p>Ta-77</text:p>
          </table:table-cell>
          <table:table-cell office:value-type="float" office:value="58.13">
            <text:p>58.13</text:p>
          </table:table-cell>
          <table:table-cell office:value-type="float" office:value="24.57">
            <text:p>24.57</text:p>
          </table:table-cell>
          <table:table-cell office:value-type="float" office:value="9100.0">
            <text:p>910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68">
            <text:p>6.6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esselPunning1969a,NirgiEtal2020,RosentauEtal2021">
            <text:p>KesselPunning1969a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55">
            <text:p>Ta-55</text:p>
          </table:table-cell>
          <table:table-cell office:value-type="float" office:value="58.38">
            <text:p>58.38</text:p>
          </table:table-cell>
          <table:table-cell office:value-type="float" office:value="24.63">
            <text:p>24.63</text:p>
          </table:table-cell>
          <table:table-cell office:value-type="float" office:value="6710.0">
            <text:p>6710.0</text:p>
          </table:table-cell>
          <table:table-cell office:value-type="float" office:value="110.0">
            <text:p>110.0</text:p>
          </table:table-cell>
          <table:table-cell office:value-type="string" office:value="wood in buried peat">
            <text:p>wood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18">
            <text:p>7.1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54">
            <text:p>Ta-54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960.0">
            <text:p>7960.0</text:p>
          </table:table-cell>
          <table:table-cell office:value-type="float" office:value="150.0">
            <text:p>15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43">
            <text:p>2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KesselPunning1969,NirgiEtal2020,RosentauEtal2021">
            <text:p>KesselPunning196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3066">
            <text:p>Ta-3066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6860.0">
            <text:p>6860.0</text:p>
          </table:table-cell>
          <table:table-cell office:value-type="float" office:value="60.0">
            <text:p>60.0</text:p>
          </table:table-cell>
          <table:table-cell office:value-type="string" office:value="wood in sand">
            <text:p>wood in sa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18">
            <text:p>2.18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947">
            <text:p>Ta-2947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7880.0">
            <text:p>7880.0</text:p>
          </table:table-cell>
          <table:table-cell office:value-type="float" office:value="100.0">
            <text:p>100.0</text:p>
          </table:table-cell>
          <table:table-cell office:value-type="string" office:value="peat bog">
            <text:p>peat b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48">
            <text:p>1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946">
            <text:p>Ta-2946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7410.0">
            <text:p>7410.0</text:p>
          </table:table-cell>
          <table:table-cell office:value-type="float" office:value="150.0">
            <text:p>150.0</text:p>
          </table:table-cell>
          <table:table-cell office:value-type="string" office:value="peat bog">
            <text:p>peat b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78">
            <text:p>1.7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945">
            <text:p>Ta-2945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3800.0">
            <text:p>3800.0</text:p>
          </table:table-cell>
          <table:table-cell office:value-type="float" office:value="150.0">
            <text:p>150.0</text:p>
          </table:table-cell>
          <table:table-cell office:value-type="string" office:value="peat bog">
            <text:p>peat b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48">
            <text:p>4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56810">
            <text:p>Beta-456810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9430.0">
            <text:p>9430.0</text:p>
          </table:table-cell>
          <table:table-cell office:value-type="float" office:value="40.0">
            <text:p>40.0</text:p>
          </table:table-cell>
          <table:table-cell office:value-type="string" office:value="terrestial seeds in buried peat">
            <text:p>terrestial seeds in buried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67">
            <text:p>-5.67</text:p>
          </table:table-cell>
          <table:table-cell office:value-type="float" office:value="0.7088723439378912">
            <text:p>0.7088723439378912</text:p>
          </table:table-cell>
          <table:table-cell office:value-type="float" office:value="0.7088723439378912">
            <text:p>0.7088723439378912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Beta-492458">
            <text:p>Beta-492458</text:p>
          </table:table-cell>
          <table:table-cell office:value-type="float" office:value="58.34">
            <text:p>58.34</text:p>
          </table:table-cell>
          <table:table-cell office:value-type="float" office:value="24.53">
            <text:p>24.53</text:p>
          </table:table-cell>
          <table:table-cell office:value-type="float" office:value="8070.0">
            <text:p>8070.0</text:p>
          </table:table-cell>
          <table:table-cell office:value-type="float" office:value="40.0">
            <text:p>40.0</text:p>
          </table:table-cell>
          <table:table-cell office:value-type="string" office:value="terrestial seeds in channel infill">
            <text:p>terrestial seeds in channel infil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77">
            <text:p>-4.77</text:p>
          </table:table-cell>
          <table:table-cell office:value-type="float" office:value="0.7071774883294858">
            <text:p>0.7071774883294858</text:p>
          </table:table-cell>
          <table:table-cell office:value-type="float" office:value="0.7071774883294858">
            <text:p>0.7071774883294858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Parnu-01">
            <text:p>Parnu-01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150.0">
            <text:p>8150.0</text:p>
          </table:table-cell>
          <table:table-cell office:value-type="float" office:value="50.0">
            <text:p>50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47">
            <text:p>-1.4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29">
            <text:p>Ta-2829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270.0">
            <text:p>8270.0</text:p>
          </table:table-cell>
          <table:table-cell office:value-type="float" office:value="120.0">
            <text:p>12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7">
            <text:p>-2.07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9454">
            <text:p>Poz-59454</text:p>
          </table:table-cell>
          <table:table-cell office:value-type="float" office:value="58.13">
            <text:p>58.13</text:p>
          </table:table-cell>
          <table:table-cell office:value-type="float" office:value="24.57">
            <text:p>24.57</text:p>
          </table:table-cell>
          <table:table-cell office:value-type="float" office:value="9290.0">
            <text:p>9290.0</text:p>
          </table:table-cell>
          <table:table-cell office:value-type="float" office:value="50.0">
            <text:p>5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48">
            <text:p>6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9453">
            <text:p>Poz-59453</text:p>
          </table:table-cell>
          <table:table-cell office:value-type="float" office:value="58.13">
            <text:p>58.13</text:p>
          </table:table-cell>
          <table:table-cell office:value-type="float" office:value="24.57">
            <text:p>24.57</text:p>
          </table:table-cell>
          <table:table-cell office:value-type="float" office:value="9180.0">
            <text:p>9180.0</text:p>
          </table:table-cell>
          <table:table-cell office:value-type="float" office:value="50.0">
            <text:p>5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6.68">
            <text:p>6.6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Ta-2830">
            <text:p>Ta-2830</text:p>
          </table:table-cell>
          <table:table-cell office:value-type="float" office:value="58.36">
            <text:p>58.36</text:p>
          </table:table-cell>
          <table:table-cell office:value-type="float" office:value="24.57">
            <text:p>24.57</text:p>
          </table:table-cell>
          <table:table-cell office:value-type="float" office:value="8080.0">
            <text:p>8080.0</text:p>
          </table:table-cell>
          <table:table-cell office:value-type="float" office:value="150.0">
            <text:p>150.0</text:p>
          </table:table-cell>
          <table:table-cell office:value-type="string" office:value="sandy woody peat">
            <text:p>sandy woody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3">
            <text:p>-2.3</text:p>
          </table:table-cell>
          <table:table-cell office:value-type="float" office:value="0.8602325267042626">
            <text:p>0.8602325267042626</text:p>
          </table:table-cell>
          <table:table-cell office:value-type="float" office:value="0.8602325267042626">
            <text:p>0.8602325267042626</text:p>
          </table:table-cell>
          <table:table-cell office:value-type="string" office:value="RosentauEtal2011,NirgiEtal2020,RosentauEtal2021">
            <text:p>RosentauEtal201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9389">
            <text:p>Poz-59389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750.0">
            <text:p>7750.0</text:p>
          </table:table-cell>
          <table:table-cell office:value-type="float" office:value="40.0">
            <text:p>40.0</text:p>
          </table:table-cell>
          <table:table-cell office:value-type="string" office:value="seeds in peat">
            <text:p>seeds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58">
            <text:p>2.5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9388">
            <text:p>Poz-59388</text:p>
          </table:table-cell>
          <table:table-cell office:value-type="float" office:value="58.14">
            <text:p>58.14</text:p>
          </table:table-cell>
          <table:table-cell office:value-type="float" office:value="24.52">
            <text:p>24.52</text:p>
          </table:table-cell>
          <table:table-cell office:value-type="float" office:value="3320.0">
            <text:p>3320.0</text:p>
          </table:table-cell>
          <table:table-cell office:value-type="float" office:value="30.0">
            <text:p>30.0</text:p>
          </table:table-cell>
          <table:table-cell office:value-type="string" office:value="peat bog">
            <text:p>peat b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88">
            <text:p>4.8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8929">
            <text:p>Poz-58929</text:p>
          </table:table-cell>
          <table:table-cell office:value-type="float" office:value="58.42">
            <text:p>58.42</text:p>
          </table:table-cell>
          <table:table-cell office:value-type="float" office:value="24.32">
            <text:p>24.32</text:p>
          </table:table-cell>
          <table:table-cell office:value-type="float" office:value="4155.0">
            <text:p>4155.0</text:p>
          </table:table-cell>
          <table:table-cell office:value-type="float" office:value="35.0">
            <text:p>35.0</text:p>
          </table:table-cell>
          <table:table-cell office:value-type="string" office:value="cultural layer">
            <text:p>cultural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18">
            <text:p>9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NirgiEtal2020,RosentauEtal2021">
            <text:p>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7013">
            <text:p>Ua-17013</text:p>
          </table:table-cell>
          <table:table-cell office:value-type="float" office:value="58.37">
            <text:p>58.37</text:p>
          </table:table-cell>
          <table:table-cell office:value-type="float" office:value="24.59">
            <text:p>24.59</text:p>
          </table:table-cell>
          <table:table-cell office:value-type="float" office:value="8070.0">
            <text:p>807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.98">
            <text:p>1.98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Kriiska2001,NirgiEtal2020,RosentauEtal2021">
            <text:p>Kriiska2001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Poz-59452">
            <text:p>Poz-59452</text:p>
          </table:table-cell>
          <table:table-cell office:value-type="float" office:value="58.13">
            <text:p>58.13</text:p>
          </table:table-cell>
          <table:table-cell office:value-type="float" office:value="24.51">
            <text:p>24.51</text:p>
          </table:table-cell>
          <table:table-cell office:value-type="float" office:value="7880.0">
            <text:p>7880.0</text:p>
          </table:table-cell>
          <table:table-cell office:value-type="float" office:value="50.0">
            <text:p>50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.38">
            <text:p>2.3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HabichtEtal2017,NirgiEtal2020,RosentauEtal2021">
            <text:p>HabichtEtal2017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3352">
            <text:p>Ua-13352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095.0">
            <text:p>9095.0</text:p>
          </table:table-cell>
          <table:table-cell office:value-type="float" office:value="90.0">
            <text:p>90.0</text:p>
          </table:table-cell>
          <table:table-cell office:value-type="string" office:value="elk bone">
            <text:p>elk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18">
            <text:p>9.1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PoskaVeski1999,NirgiEtal2020,RosentauEtal2021">
            <text:p>PoskaVeski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3353">
            <text:p>Ua-13353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145.0">
            <text:p>9145.0</text:p>
          </table:table-cell>
          <table:table-cell office:value-type="float" office:value="115.0">
            <text:p>115.0</text:p>
          </table:table-cell>
          <table:table-cell office:value-type="string" office:value="seeds in cultural layer">
            <text:p>seeds in cultural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48">
            <text:p>9.4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PoskaVeski1999,NirgiEtal2020,RosentauEtal2021">
            <text:p>PoskaVeski1999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1691">
            <text:p>Ua-11691</text:p>
          </table:table-cell>
          <table:table-cell office:value-type="float" office:value="58.38">
            <text:p>58.38</text:p>
          </table:table-cell>
          <table:table-cell office:value-type="float" office:value="24.61">
            <text:p>24.61</text:p>
          </table:table-cell>
          <table:table-cell office:value-type="float" office:value="9350.0">
            <text:p>9350.0</text:p>
          </table:table-cell>
          <table:table-cell office:value-type="float" office:value="75.0">
            <text:p>75.0</text:p>
          </table:table-cell>
          <table:table-cell office:value-type="string" office:value="buried woody fen peat">
            <text:p>buried woody 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41">
            <text:p>5.41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2446">
            <text:p>Ua-12446</text:p>
          </table:table-cell>
          <table:table-cell office:value-type="float" office:value="58.38">
            <text:p>58.38</text:p>
          </table:table-cell>
          <table:table-cell office:value-type="float" office:value="24.61">
            <text:p>24.61</text:p>
          </table:table-cell>
          <table:table-cell office:value-type="float" office:value="9340.0">
            <text:p>9340.0</text:p>
          </table:table-cell>
          <table:table-cell office:value-type="float" office:value="130.0">
            <text:p>130.0</text:p>
          </table:table-cell>
          <table:table-cell office:value-type="string" office:value="buried woody fen peat">
            <text:p>buried woody 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.23">
            <text:p>5.23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2447">
            <text:p>Ua-12447</text:p>
          </table:table-cell>
          <table:table-cell office:value-type="float" office:value="58.38">
            <text:p>58.38</text:p>
          </table:table-cell>
          <table:table-cell office:value-type="float" office:value="24.62">
            <text:p>24.62</text:p>
          </table:table-cell>
          <table:table-cell office:value-type="float" office:value="7120.0">
            <text:p>7120.0</text:p>
          </table:table-cell>
          <table:table-cell office:value-type="float" office:value="120.0">
            <text:p>120.0</text:p>
          </table:table-cell>
          <table:table-cell office:value-type="string" office:value="buried organic matter">
            <text:p>buried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7.03">
            <text:p>7.03</text:p>
          </table:table-cell>
          <table:table-cell office:value-type="float" office:value="0.5000999900019995">
            <text:p>0.5000999900019995</text:p>
          </table:table-cell>
          <table:table-cell office:value-type="float" office:value="0.5000999900019995">
            <text:p>0.5000999900019995</text:p>
          </table:table-cell>
          <table:table-cell office:value-type="string" office:value="Veski1998,NirgiEtal2020,RosentauEtal2021">
            <text:p>Veski1998,NirgiEtal2020,RosentauEtal2021</text:p>
          </table:table-cell>
        </table:table-row>
        <table:table-row>
          <table:table-cell office:value-type="string" office:value="Parnu">
            <text:p>Parnu</text:p>
          </table:table-cell>
          <table:table-cell office:value-type="string" office:value="radiocarbon">
            <text:p>radiocarbon</text:p>
          </table:table-cell>
          <table:table-cell office:value-type="string" office:value="Ua-13351">
            <text:p>Ua-13351</text:p>
          </table:table-cell>
          <table:table-cell office:value-type="float" office:value="58.42">
            <text:p>58.42</text:p>
          </table:table-cell>
          <table:table-cell office:value-type="float" office:value="24.68">
            <text:p>24.68</text:p>
          </table:table-cell>
          <table:table-cell office:value-type="float" office:value="9385.0">
            <text:p>9385.0</text:p>
          </table:table-cell>
          <table:table-cell office:value-type="float" office:value="105.0">
            <text:p>105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.08">
            <text:p>9.0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PoskaVeski1999,NirgiEtal2020,RosentauEtal2021">
            <text:p>PoskaVeski1999,NirgiEtal2020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